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teps</text:p>
      <text:list xml:id="list2317737568" text:style-name="WWNum2">
        <text:list-item>
          <text:p text:style-name="P1">pip install boto3<text:line-break/></text:p>
        </text:list-item>
      </text:list>
      <text:p text:style-name="Standard">Script that gives info about buckets </text:p>
      <text:list xml:id="list1431542966" text:style-name="WWNum4">
        <text:list-item>
          <text:p text:style-name="P2">Create bucket.py</text:p>
        </text:list-item>
      </text:list>
      <text:p text:style-name="Standard"/>
      <text:p text:style-name="Standard">import boto3</text:p>
      <text:p text:style-name="Standard">import csv</text:p>
      <text:p text:style-name="Standard"/>
      <text:p text:style-name="Standard"># Initialize the S3 client</text:p>
      <text:p text:style-name="Standard">s3 = boto3.client('s3')</text:p>
      <text:p text:style-name="Standard"/>
      <text:p text:style-name="Standard"># List all buckets</text:p>
      <text:p text:style-name="Standard">try:</text:p>
      <text:p text:style-name="Standard"><text:s text:c="4"/>response = s3.list_buckets()</text:p>
      <text:p text:style-name="Standard"><text:s text:c="4"/>buckets = response.get('Buckets', [])</text:p>
      <text:p text:style-name="Standard">except Exception as e:</text:p>
      <text:p text:style-name="Standard"><text:s text:c="4"/>print(f"Error listing buckets: {e}")</text:p>
      <text:p text:style-name="Standard"><text:s text:c="4"/>buckets = []</text:p>
      <text:p text:style-name="Standard"/>
      <text:p text:style-name="Standard">print("Found the following buckets:")</text:p>
      <text:p text:style-name="Standard">for bucket in buckets:</text:p>
      <text:p text:style-name="Standard"><text:s text:c="4"/>print(bucket['Name'])</text:p>
      <text:p text:style-name="Standard"/>
      <text:p text:style-name="Standard"># Prepare the CSV file</text:p>
      <text:p text:style-name="Standard">with open('s3.csv', mode='w', newline='') as file:</text:p>
      <text:p text:style-name="Standard"><text:soft-page-break/><text:s text:c="4"/>writer = csv.writer(file)</text:p>
      <text:p text:style-name="Standard"><text:s text:c="4"/># Write the header row</text:p>
      <text:p text:style-name="Standard"><text:s text:c="4"/>writer.writerow(['Bucket Name', 'Versioning', 'Object Lock', 'Public Access', 'Server Access Logs'])</text:p>
      <text:p text:style-name="Standard"><text:s text:c="4"/></text:p>
      <text:p text:style-name="Standard"><text:s text:c="4"/># Iterate over each bucket</text:p>
      <text:p text:style-name="Standard"><text:s text:c="4"/>for bucket in buckets:</text:p>
      <text:p text:style-name="Standard"><text:s text:c="8"/>bucket_name = bucket['Name']</text:p>
      <text:p text:style-name="Standard"><text:s text:c="8"/>print(f"Processing bucket: {bucket_name}")</text:p>
      <text:p text:style-name="Standard"><text:s text:c="8"/></text:p>
      <text:p text:style-name="Standard"><text:s text:c="8"/># Get bucket versioning status</text:p>
      <text:p text:style-name="Standard"><text:s text:c="8"/>try:</text:p>
      <text:p text:style-name="Standard"><text:s text:c="12"/>versioning = s3.get_bucket_versioning(Bucket=bucket_name)</text:p>
      <text:p text:style-name="Standard"><text:s text:c="12"/>versioning_status = versioning.get('Status', 'Not Enabled')</text:p>
      <text:p text:style-name="Standard"><text:s text:c="8"/>except Exception as e:</text:p>
      <text:p text:style-name="Standard"><text:s text:c="12"/>versioning_status = f"Error: {e}"</text:p>
      <text:p text:style-name="Standard"><text:s text:c="8"/></text:p>
      <text:p text:style-name="Standard"><text:s text:c="8"/># Get object lock configuration</text:p>
      <text:p text:style-name="Standard"><text:s text:c="8"/>try:</text:p>
      <text:p text:style-name="Standard"><text:s text:c="12"/>object_lock = s3.get_object_lock_configuration(Bucket=bucket_name)</text:p>
      <text:p text:style-name="Standard"><text:s text:c="12"/>object_lock_status = object_lock['ObjectLockConfiguration']['ObjectLockEnabled']</text:p>
      <text:p text:style-name="Standard"><text:s text:c="8"/>except Exception as e:</text:p>
      <text:p text:style-name="Standard"><text:s text:c="12"/>object_lock_status = f"Error: {e}"</text:p>
      <text:p text:style-name="Standard"><text:s text:c="8"/></text:p>
      <text:p text:style-name="Standard"><text:s text:c="8"/># Get public access block settings</text:p>
      <text:p text:style-name="Standard"><text:s text:c="8"/>try:</text:p>
      <text:p text:style-name="Standard"><text:s text:c="12"/>public_access = s3.get_public_access_block(Bucket=bucket_name)</text:p>
      <text:p text:style-name="Standard"><text:soft-page-break/><text:s text:c="12"/>public_access_status = public_access['PublicAccessBlockConfiguration']['BlockPublicAcls']</text:p>
      <text:p text:style-name="Standard"><text:s text:c="8"/>except Exception as e:</text:p>
      <text:p text:style-name="Standard"><text:s text:c="12"/>public_access_status = f"Error: {e}"</text:p>
      <text:p text:style-name="Standard"><text:s text:c="8"/></text:p>
      <text:p text:style-name="Standard"><text:s text:c="8"/># Get server access logs status</text:p>
      <text:p text:style-name="Standard"><text:s text:c="8"/>try:</text:p>
      <text:p text:style-name="Standard"><text:s text:c="12"/>logging = s3.get_bucket_logging(Bucket=bucket_name)</text:p>
      <text:p text:style-name="Standard"><text:s text:c="12"/>logging_status = 'Enabled' if logging.get('LoggingEnabled', False) else 'Disabled'</text:p>
      <text:p text:style-name="Standard"><text:s text:c="8"/>except Exception as e:</text:p>
      <text:p text:style-name="Standard"><text:s text:c="12"/>logging_status = f"Error: {e}"</text:p>
      <text:p text:style-name="Standard"><text:s text:c="8"/></text:p>
      <text:p text:style-name="Standard"><text:s text:c="8"/># Write bucket information to the CSV file</text:p>
      <text:p text:style-name="Standard"><text:s text:c="8"/>writer.writerow([bucket_name, versioning_status, object_lock_status, public_access_status, logging_status])</text:p>
      <text:p text:style-name="Standard"/>
      <text:p text:style-name="Standard"/>
      <text:list xml:id="list2871853501" text:style-name="WWNum1">
        <text:list-item>
          <text:p text:style-name="P3">python3 bucket.py</text:p>
        </text:list-item>
      </text:list>
      <text:p text:style-name="Standard"/>
      <text:list xml:id="list3237396545" text:style-name="WWNum3">
        <text:list-item>
          <text:p text:style-name="P4">Download s3.csv for inf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1" meta:word-count="212" meta:character-count="2180" meta:non-whitespace-character-count="1669"/>
    <meta:generator>LibreOfficeDev/6.0.5.2$Linux_X86_64 LibreOffice_project/</meta:generator>
  </office:meta>
</office:document-meta>
</file>